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stem" svg:font-family="System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style:font-name-complex="Calibri"/>
    </style:style>
    <style:style style:name="P5" style:family="paragraph" style:parent-style-name="List_20_Paragraph">
      <style:paragraph-properties fo:margin-left="2.54cm" fo:margin-right="0cm" fo:margin-top="0cm" fo:margin-bottom="0cm" fo:line-height="100%" fo:text-indent="0cm" style:auto-text-indent="false"/>
      <style:text-properties style:font-name-complex="Calibri"/>
    </style:style>
    <style:style style:name="P6" style:family="paragraph" style:parent-style-name="List_20_Paragraph">
      <style:paragraph-properties fo:margin-left="2.54cm" fo:margin-right="0cm" fo:text-indent="0cm" style:auto-text-indent="false"/>
    </style:style>
    <style:style style:name="P7" style:family="paragraph" style:parent-style-name="List_20_Paragraph">
      <style:paragraph-properties fo:margin-top="0cm" fo:margin-bottom="0cm" fo:line-height="100%"/>
      <style:text-properties style:font-name-complex="Calibri"/>
    </style:style>
    <style:style style:name="P8" style:family="paragraph" style:parent-style-name="List_20_Paragraph">
      <style:paragraph-properties fo:margin-top="0cm" fo:margin-bottom="0cm" fo:line-height="100%"/>
      <style:text-properties style:font-name-complex="Calibri" style:font-weight-complex="bold"/>
    </style:style>
    <style:style style:name="P9" style:family="paragraph" style:parent-style-name="Standard">
      <style:paragraph-properties fo:margin-left="1.27cm" fo:margin-right="0cm" fo:margin-top="0cm" fo:margin-bottom="0cm" fo:line-height="100%" fo:text-indent="1.27cm" style:auto-text-indent="false"/>
      <style:text-properties style:font-name-complex="Calibri"/>
    </style:style>
    <style:style style:name="P10" style:family="paragraph" style:parent-style-name="List_20_Paragraph">
      <style:paragraph-properties fo:margin-left="1.27cm" fo:margin-right="0cm" fo:margin-top="0cm" fo:margin-bottom="0cm" fo:line-height="100%" fo:text-indent="1.27cm" style:auto-text-indent="false"/>
      <style:text-properties style:font-name-complex="Calibri"/>
    </style:style>
    <style:style style:name="P1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-complex="Calibri"/>
    </style:style>
    <style:style style:name="P12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13" style:family="paragraph" style:parent-style-name="List_20_Paragraph" style:list-style-name="WWNum13"/>
    <style:style style:name="P14" style:family="paragraph" style:parent-style-name="List_20_Paragraph" style:list-style-name="WWNum13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List_20_Paragraph" style:list-style-name="WWNum13">
      <style:text-properties fo:font-size="14pt" fo:font-style="italic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P16" style:family="paragraph" style:parent-style-name="List_20_Paragraph" style:list-style-name="WWNum13">
      <style:text-properties fo:font-size="12pt" fo:font-style="italic" style:text-underline-style="none" fo:font-weight="normal" style:font-size-asian="10.5pt" style:font-style-asian="italic" style:font-weight-asian="normal" style:font-name-complex="Calibri" style:font-size-complex="12pt" style:font-style-complex="italic" style:font-weight-complex="normal"/>
    </style:style>
    <style:style style:name="P17" style:family="paragraph" style:parent-style-name="List_20_Paragraph" style:list-style-name="WWNum13">
      <style:paragraph-properties fo:text-align="start" style:justify-single-word="false"/>
    </style:style>
    <style:style style:name="P18" style:family="paragraph" style:parent-style-name="List_20_Paragraph" style:list-style-name="WWNum13">
      <style:paragraph-properties fo:text-align="start" style:justify-single-word="false"/>
      <style:text-properties officeooo:paragraph-rsid="0008dca2"/>
    </style:style>
    <style:style style:name="P19" style:family="paragraph" style:parent-style-name="List_20_Paragraph" style:list-style-name="WWNum13">
      <style:paragraph-properties fo:margin-left="0cm" fo:margin-right="0cm" fo:text-indent="0cm" style:auto-text-indent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List_20_Paragraph" style:list-style-name="WWNum13">
      <style:paragraph-properties fo:margin-left="0cm" fo:margin-right="0cm" fo:text-indent="0cm" style:auto-text-indent="false"/>
    </style:style>
    <style:style style:name="P21" style:family="paragraph" style:parent-style-name="List_20_Paragraph" style:list-style-name="L1">
      <style:paragraph-properties fo:margin-left="0cm" fo:margin-right="0cm" fo:margin-top="0cm" fo:margin-bottom="0cm" fo:line-height="100%" fo:text-indent="0cm" style:auto-text-indent="false"/>
    </style:style>
    <style:style style:name="P2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3" style:family="paragraph" style:parent-style-name="List_20_Paragraph" style:list-style-name="WWNum13">
      <style:paragraph-properties fo:margin-top="0cm" fo:margin-bottom="0cm" fo:line-height="100%"/>
      <style:text-properties style:font-name-complex="Calibri"/>
    </style:style>
    <style:style style:name="P24" style:family="paragraph" style:parent-style-name="List_20_Paragraph">
      <style:paragraph-properties fo:margin-top="0cm" fo:margin-bottom="0cm" fo:line-height="100%"/>
      <style:text-properties style:font-name-complex="Calibri" style:font-weight-complex="bold"/>
    </style:style>
    <style:style style:name="P25" style:family="paragraph" style:parent-style-name="List_20_Paragraph" style:list-style-name="WWNum13">
      <style:paragraph-properties fo:margin-top="0cm" fo:margin-bottom="0cm" fo:line-height="100%"/>
      <style:text-properties style:font-name-complex="Calibri" style:font-weight-complex="bold"/>
    </style:style>
    <style:style style:name="T1" style:family="text">
      <style:text-properties style:font-name="System"/>
    </style:style>
    <style:style style:name="T2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3.81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BER VARIABLES DEFINED:</text:p>
      <text:p text:style-name="P1">char column[100][100][50]; </text:p>
      <text:p text:style-name="Standard"/>
      <text:p text:style-name="Standard">It is the three dimensional array selected till the file name in the input given by the user</text:p>
      <text:p text:style-name="Standard">int col=0,row=0; </text:p>
      <text:p text:style-name="Standard"/>
      <text:p text:style-name="Standard">These are the rows and the column of the selected three dimensional array selected till the file name in the input given by the user</text:p>
      <text:p text:style-name="Standard"/>
      <text:p text:style-name="P1">char main_array[100][100][50]; </text:p>
      <text:p text:style-name="P1"/>
      <text:p text:style-name="Standard">It is the main array which we have created so that we can access the column that we want to access and <text:s/>which is not even selected by the user <text:s/>at some later time.</text:p>
      <text:p text:style-name="Standard"/>
      <text:p text:style-name="Standard">For example:</text:p>
      <text:p text:style-name="Standard">select name,salary from info order by id... here id is the column which is required to sort the selected columns that are name and salary.</text:p>
      <text:p text:style-name="Standard"/>
      <text:p text:style-name="Standard"/>
      <text:p text:style-name="P1">int main_col , main_row;</text:p>
      <text:p text:style-name="P1"/>
      <text:p text:style-name="Standard">main_row and main_col are the rows and the columns of the main_array. </text:p>
      <text:p text:style-name="Standard"/>
      <text:p text:style-name="Standard"/>
      <text:p text:style-name="P1">char retgroupby_column[100][100][50]; </text:p>
      <text:p text:style-name="Standard"/>
      <text:p text:style-name="Standard">it is the three dimensional array created to store the modified array in case the user uses the group by command in his input.</text:p>
      <text:p text:style-name="Standard"/>
      <text:p text:style-name="Standard"/>
      <text:p text:style-name="P1">char *file_name; </text:p>
      <text:p text:style-name="Standard"/>
      <text:p text:style-name="Standard">it is basically the pointer to the table on which the user want to make the query..</text:p>
      <text:p text:style-name="Standard">we have chosen the table name same as the file name to make the code somewhat easier.</text:p>
      <text:p text:style-name="Standard"/>
      <text:p text:style-name="Standard"/>
      <text:p text:style-name="P1">int Selected[100];</text:p>
      <text:p text:style-name="P1"/>
      <text:p text:style-name="Standard">It is an integer array which gives the output as 1 if the condition the given wrt row with index I is true and 0 if the condition given wrt <text:s/>that row is false</text:p>
      <text:p text:style-name="Standard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699598312" text:style-name="WWNum13">
        <text:list-item>
          <text:p text:style-name="P14">void read_column(int no_of_tabs,int col_no,FILE * table_name); <text:s/>-</text:p>
          <text:p text:style-name="P14"/>
        </text:list-item>
      </text:list>
      <text:p text:style-name="P6">Reads the contents of the columns <text:s/>in the given database</text:p>
      <text:p text:style-name="P6"/>
      <text:list xml:id="list477328257" text:continue-numbering="true" text:style-name="WWNum13">
        <text:list-item>
          <text:p text:style-name="P14">void display_table(int no_of_columns,int row); -</text:p>
          <text:p text:style-name="P14"><text:s/></text:p>
        </text:list-item>
      </text:list>
      <text:p text:style-name="P6">Displays the table on which the operation are to be performed</text:p>
      <text:list xml:id="list1589455782" text:continue-numbering="true" text:style-name="WWNum13">
        <text:list-header>
          <text:p text:style-name="P14"/>
        </text:list-header>
        <text:list-item>
          <text:p text:style-name="P13"><text:span text:style-name="T2">int select(char col_name[50],FILE * table_name,int col_no); </text:span>-</text:p>
          <text:p text:style-name="P13"><text:s text:c="3"/></text:p>
        </text:list-item>
        <text:list-item>
          <text:p text:style-name="P13"><text:s text:c="11"/>Finds the column name in the file and then calls the read_column to read the column contents. <text:s text:c="2"/></text:p>
        </text:list-item>
      </text:list>
      <text:p text:style-name="P6"/>
      <text:list xml:id="list473554104" text:continue-numbering="true" text:style-name="WWNum13">
        <text:list-item>
          <text:p text:style-name="P14">void select_star(FILE * table_name);</text:p>
          <text:p text:style-name="P19"><text:s text:c="6"/></text:p>
          <text:p text:style-name="P13"><text:s text:c="18"/>Reads the contents of all the columns in the database.</text:p>
          <text:p text:style-name="P14"/>
        </text:list-item>
        <text:list-item>
          <text:p text:style-name="P14">void distinct();</text:p>
          <text:p text:style-name="P14"><text:s text:c="9"/></text:p>
          <text:p text:style-name="P13"><text:s text:c="9"/>Reads distinct entries of a column. </text:p>
          <text:p text:style-name="P14"/>
        </text:list-item>
        <text:list-item>
          <text:p text:style-name="P14">int findcolumnnumcolumn(string col_name,char array[100][100][50]);</text:p>
          <text:p text:style-name="P14"/>
          <text:p text:style-name="P13">Function to find the column named col_name from the 3D array “column[100][100][50]”.</text:p>
          <text:p text:style-name="P13"/>
        </text:list-item>
        <text:list-item>
          <text:p text:style-name="P15">void reverse_set_col_number(float col_number[100],int colnum);</text:p>
          <text:p text:style-name="P15"/>
          <text:p text:style-name="P23">function to print the float 1 D array “col_number[100]” into the “colnum” column of the “column[100][100][50]” array.</text:p>
          <text:p text:style-name="P23"/>
        </text:list-item>
        <text:list-item>
          <text:p text:style-name="P15">int two_in_one_func(char col_where_eval[100][50],float col_number[100]);</text:p>
          <text:p text:style-name="P15"/>
          <text:p text:style-name="P23">function to convert 2D array “col_where_eval[100][50]” into a float array “col_number[100]”</text:p>
          <text:p text:style-name="P23"/>
        </text:list-item>
        <text:list-item>
          <text:p text:style-name="P15">int conditionEval();</text:p>
          <text:p text:style-name="P16">function to interpret the nested and multiple conditions given in the where part of the query.</text:p>
          <text:p text:style-name="P16">It primarily <text:s/>uses recursion .</text:p>
          <text:p text:style-name="P15"/>
          <text:p text:style-name="P23"/>
        </text:list-item>
        <text:list-item>
          <text:p text:style-name="P15">int groupby(string colname,string oprndcolname,int n); </text:p>
          <text:p text:style-name="P15"><text:soft-page-break/></text:p>
        </text:list-item>
      </text:list>
      <text:p text:style-name="P5">function to operate the group by clause on the concerned 3D array</text:p>
      <text:p text:style-name="P5">It takes the parameter “colname” as the name of the column according to which we have to do the grouping.</text:p>
      <text:p text:style-name="P5">“oprndcolname” is the name of the column on which the aggregate fumction will work..</text:p>
      <text:p text:style-name="P5">“n” is the value of the aggregate function in the <text:s/>manner <text:s/>specified below:</text:p>
      <text:p text:style-name="P5">1:min </text:p>
      <text:p text:style-name="P5">2:max </text:p>
      <text:p text:style-name="P5">3:count </text:p>
      <text:p text:style-name="P5">5:avg </text:p>
      <text:p text:style-name="P5">4:sum</text:p>
      <text:p text:style-name="P5"/>
      <text:list xml:id="list606050308" text:continue-numbering="true" text:style-name="WWNum13">
        <text:list-item>
          <text:p text:style-name="P15">int having(string aggfunc,int inequality,string val); - </text:p>
          <text:p text:style-name="P15"/>
        </text:list-item>
      </text:list>
      <text:p text:style-name="P9"><text:s/>operates having on the necessary clause</text:p>
      <text:p text:style-name="P9">“aggfunc” is the name of the aggregate function as a string i.e min,max,count,avg and sum.</text:p>
      <text:p text:style-name="P9">“inequality” is the integer value of the inequality or equality given by the user in the manner specified below:</text:p>
      <text:p text:style-name="P9">&gt;:1 </text:p>
      <text:p text:style-name="P9">=:2 </text:p>
      <text:p text:style-name="P9">&lt;:3</text:p>
      <text:p text:style-name="P9">“value” is the value given by the user just after the inequality</text:p>
      <text:p text:style-name="P9">for example:</text:p>
      <text:p text:style-name="P9">…......aggfunc(column name) inequality value or sum(salary)&gt;789; </text:p>
      <text:p text:style-name="P7"/>
      <text:list xml:id="list1076287220" text:continue-numbering="true" text:style-name="WWNum13">
        <text:list-item>
          <text:p text:style-name="P15">int orderby(string str, int ordernum); -</text:p>
          <text:p text:style-name="P15"/>
        </text:list-item>
      </text:list>
      <text:p text:style-name="P10">operates order by on the necessary clause</text:p>
      <text:p text:style-name="P10">string “str” is the name of the column according to which we have to sort the selected array <text:s/>.</text:p>
      <text:p text:style-name="P10">ordernum” is the value of the ascending or descending order in the given manner:</text:p>
      <text:p text:style-name="P10">1 : ascending;</text:p>
      <text:p text:style-name="P10">2 : descending</text:p>
      <text:p text:style-name="P4"/>
      <text:list xml:id="list1929446866" text:continue-numbering="true" text:style-name="WWNum13">
        <text:list-item>
          <text:p text:style-name="P15">int tempselectcolumn(string col_name,char array[100][50]); - </text:p>
          <text:p text:style-name="P15"/>
        </text:list-item>
      </text:list>
      <text:p text:style-name="P11"><text:tab/><text:tab/>function to select a column named “col_name” from the 3D array column[100][100][50]</text:p>
      <text:p text:style-name="P11"/>
      <text:list xml:id="list1527987792" text:continue-numbering="true" text:style-name="WWNum13">
        <text:list-item>
          <text:p text:style-name="P15">int where_exp_evaluate( string str ,int arth_oprtr, string val1,int inequality, string val2, int array[100]);</text:p>
          <text:p text:style-name="P15"/>
          <text:p text:style-name="P23">function to evaluate the expression given in the where clause like</text:p>
          <text:p text:style-name="P23">where name&gt;'ram' <text:s text:c="2"/>or <text:s/>sum&lt;56 <text:s text:c="2"/>or <text:s text:c="2"/>where (name&gt;'RAM' and name&lt;'SANDEEP') and salary &gt;1000</text:p>
          <text:p text:style-name="P23"/>
        </text:list-item>
        <text:list-item>
          <text:p text:style-name="P15"><text:soft-page-break/>int selectexpevaluater(string str ,int oprtr, float value)<text:span text:style-name="T1">; </text:span>- </text:p>
          <text:p text:style-name="P25">colnum:the position of of the column on which v have to operate <text:s/>oprtr:the value of operator <text:s text:c="2"/></text:p>
        </text:list-item>
      </text:list>
      <text:p text:style-name="P8"><text:tab/>1:+</text:p>
      <text:p text:style-name="P8"><text:tab/>2:-</text:p>
      <text:p text:style-name="P8"><text:tab/>3:*</text:p>
      <text:p text:style-name="P8"><text:tab/>4:/</text:p>
      <text:list xml:id="list1950365051" text:continue-numbering="true" text:style-name="WWNum13">
        <text:list-item>
          <text:list>
            <text:list-item>
              <text:list>
                <text:list-header>
                  <text:p text:style-name="P20"><text:span text:style-name="T3"><text:s text:c="9"/>string upr(string s);-</text:span></text:p>
                </text:list-header>
                <text:list-item>
                  <text:p text:style-name="P20"><text:span text:style-name="T3"/></text:p>
                </text:list-item>
              </text:list>
            </text:list-item>
          </text:list>
        </text:list-item>
      </text:list>
      <text:list xml:id="list989351057" text:style-name="L1">
        <text:list-header>
          <text:p text:style-name="P21"><text:s text:c="10"/>converts string to uppercase</text:p>
          <text:p text:style-name="P21"><text:s text:c="10"/></text:p>
        </text:list-header>
      </text:list>
      <text:p text:style-name="P12"/>
      <text:list xml:id="list2010840241" text:continue-list="list1950365051" text:style-name="WWNum13">
        <text:list-header>
          <text:p text:style-name="P20"><text:s text:c="12"/><text:span text:style-name="T3">int checkNum(string s);-</text:span></text:p>
          <text:p text:style-name="P20"><text:span text:style-name="T3"/></text:p>
        </text:list-header>
      </text:list>
      <text:p text:style-name="P12"><text:s text:c="11"/>returns 1 if the string is a valid number.</text:p>
      <text:p text:style-name="P12"/>
      <text:list xml:id="list1484968894" text:continue-numbering="true" text:style-name="WWNum13">
        <text:list-header>
          <text:p text:style-name="P17"><text:span text:style-name="T3">Int orderBy();-</text:span></text:p>
          <text:p text:style-name="P17"><text:span text:style-name="T3"/></text:p>
        </text:list-header>
      </text:list>
      <text:p text:style-name="P22"><text:tab/>returns 1 if the syntax of order by is correct.</text:p>
      <text:p text:style-name="P22"/>
      <text:list xml:id="list943748142" text:continue-numbering="true" text:style-name="WWNum13">
        <text:list-header>
          <text:p text:style-name="P17"><text:span text:style-name="T3">Int having();-</text:span></text:p>
          <text:p text:style-name="P17"><text:span text:style-name="T3"/></text:p>
        </text:list-header>
      </text:list>
      <text:p text:style-name="P22"><text:s text:c="12"/>returns 1 if the syntax of having is correct.</text:p>
      <text:p text:style-name="P22"/>
      <text:list xml:id="list389355228" text:continue-numbering="true" text:style-name="WWNum13">
        <text:list-header>
          <text:p text:style-name="P17"><text:span text:style-name="T3">Int checkAndOrNot();-</text:span></text:p>
          <text:p text:style-name="P17"><text:span text:style-name="T3"/></text:p>
        </text:list-header>
      </text:list>
      <text:p text:style-name="P22"><text:s text:c="12"/>returns 1 if the syntax of the expression inside where is correct.</text:p>
      <text:p text:style-name="P22"/>
      <text:list xml:id="list1244833966" text:continue-numbering="true" text:style-name="WWNum13">
        <text:list-header>
          <text:p text:style-name="P17"><text:span text:style-name="T3">Int checkSelect(string st,int n);-</text:span></text:p>
          <text:p text:style-name="P17"><text:span text:style-name="T3"/></text:p>
        </text:list-header>
      </text:list>
      <text:p text:style-name="P22"><text:s text:c="12"/>returns 1 if the sql query entered by the user is true.</text:p>
      <text:p text:style-name="P22"><text:tab/>It calls the other syntax related functions in it.</text:p>
      <text:p text:style-name="P22"/>
      <text:list xml:id="list1155217679" text:continue-numbering="true" text:style-name="WWNum13">
        <text:list-header>
          <text:p text:style-name="P18"><text:span text:style-name="T3">Void inputer()<text:tab/></text:span></text:p>
          <text:p text:style-name="P18"><text:tab/><text:tab/><text:tab/><text:tab/><text:tab/><text:tab/><text:tab/><text:tab/><text:tab/><text:tab/><text:tab/> <text:s text:c="13"/>accepts the sql query from the user and formats it in the necessary form.</text:p>
        </text:list-header>
      </text:list>
      <text:p text:style-name="P22"/>
      <text:list xml:id="list1340263335" text:continue-numbering="true" text:style-name="WWNum13">
        <text:list-header>
          <text:p text:style-name="P17"><text:s/><text:span text:style-name="T3"><text:s/>Int display();-</text:span></text:p>
          <text:p text:style-name="P17"><text:span text:style-name="T3"/></text:p>
        </text:list-header>
      </text:list>
      <text:p text:style-name="P22"><text:s text:c="13"/>displays the final output.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" svg:font-family="Wingding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stem" svg:font-family="System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 </meta:initial-creator>
    <meta:creation-date>2011-11-12T14:07:13</meta:creation-date>
    <dc:date>2011-11-12T20:24:39</dc:date>
    <dc:creator>hostel2 </dc:creator>
    <meta:editing-duration>PT00H38M42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4" meta:paragraph-count="96" meta:word-count="811" meta:character-count="4981"/>
  </office:meta>
</office:document-meta>
</file>